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opacity="60%" draw:textarea-horizontal-align="justify" draw:textarea-vertical-align="top" draw:auto-grow-height="false" fo:min-height="13.974cm" fo:min-width="25.535cm" draw:shadow="hidden"/>
    </style:style>
    <style:style style:name="gr2" style:family="graphic" style:parent-style-name="standard">
      <style:graphic-properties draw:fill-color="#00ff7f" draw:textarea-vertical-align="top" draw:auto-grow-height="false" fo:min-height="2.771cm" fo:min-width="9.771cm"/>
    </style:style>
    <style:style style:name="gr3" style:family="graphic" style:parent-style-name="standard">
      <style:graphic-properties draw:textarea-horizontal-align="justify" draw:textarea-vertical-align="top" draw:auto-grow-height="false" fo:min-height="1.382cm" fo:min-width="9.03cm"/>
    </style:style>
    <style:style style:name="gr4" style:family="graphic" style:parent-style-name="standard">
      <style:graphic-properties draw:fill-color="#00ffff" draw:textarea-horizontal-align="justify" draw:textarea-vertical-align="middle" draw:auto-grow-height="false" fo:min-height="0.788cm" fo:min-width="1.04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93cm" fo:min-width="0.897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893cm" fo:min-width="1.132cm"/>
    </style:style>
    <style:style style:name="gr13" style:family="graphic" style:parent-style-name="standard">
      <style:graphic-properties draw:fill-color="#00ffff" draw:textarea-horizontal-align="justify" draw:textarea-vertical-align="middle" draw:auto-grow-height="false" fo:min-height="0.766cm" fo:min-width="0.898cm"/>
    </style:style>
    <style:style style:name="gr14" style:family="graphic" style:parent-style-name="standard">
      <style:graphic-properties draw:fill-color="#00ff7f" draw:textarea-vertical-align="top" draw:auto-grow-height="false" fo:min-height="2.772cm" fo:min-width="9.525cm"/>
    </style:style>
    <style:style style:name="gr15" style:family="graphic" style:parent-style-name="standard">
      <style:graphic-properties svg:stroke-color="#fff200"/>
    </style:style>
    <style:style style:name="gr16" style:family="graphic" style:parent-style-name="standard">
      <style:graphic-properties svg:stroke-color="#ed1c24"/>
    </style:style>
    <style:style style:name="gr17" style:family="graphic" style:parent-style-name="standard">
      <style:graphic-properties draw:fill-color="#00ff7f" draw:textarea-vertical-align="top" draw:auto-grow-height="false" fo:min-height="2.744cm" fo:min-width="9.525cm"/>
    </style:style>
    <style:style style:name="P1" style:family="paragraph">
      <style:paragraph-properties fo:text-align="center"/>
    </style:style>
    <style:style style:name="P2" style:family="paragraph">
      <loext:graphic-properties draw:fill-color="#b2b2b2" draw:opacity="60%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00ff7f"/>
      <style:paragraph-properties fo:text-align="center"/>
    </style:style>
    <style:style style:name="P4" style:family="paragraph">
      <loext:graphic-properties draw:fill-color="#00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 Narrow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3pt" style:language-asian="zh" style:country-asian="CN" style:font-style-asian="italic" style:font-weight-asian="bold" style:font-name-complex="Lohit Hindi" style:font-size-complex="13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 Narrow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Arial Narrow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3pt" style:language-asian="zh" style:country-asian="CN" style:font-style-asian="italic" style:font-weight-asian="bold" style:font-name-complex="Lohit Hindi" style:font-size-complex="13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035cm" svg:height="14.224cm" svg:x="1.016cm" svg:y="0.762cm">
          <text:p text:style-name="P1"><text:span text:style-name="T1">Architecture Diagram (training-0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.271cm" svg:height="3.021cm" svg:x="1.413cm" svg:y="2.205cm">
          <text:p text:style-name="P1">training-01-kvm01.1.example.com (public ip)</text:p>
          <text:p text:style-name="P1">training-01-kvm01 (192.168.250.11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3cm" svg:height="1.632cm" svg:x="1.646cm" svg:y="4.991cm">
          <text:p text:style-name="P1">ens3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1.544cm" svg:height="1.038cm" svg:x="1.758cm" svg:y="5.458cm">
          <text:p text:style-name="P1">10.0.0.11</text:p>
          <text:p text:style-name="P1">br-mgm</text:p>
          <text:p text:style-name="P1">vxlan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1.397cm" svg:height="1.143cm" svg:x="1.524cm" svg:y="3.14cm">
          <text:p text:style-name="P1">cfg01</text:p>
          <text:p text:style-name="P1">10.0.0.15</text:p>
          <draw:enhanced-geometry svg:viewBox="0 0 21600 21600" draw:type="rectangle" draw:enhanced-path="M 0 0 L 21600 0 21600 21600 0 21600 0 0 Z N"/>
        </draw:custom-shape>
        <draw:g>
          <draw:glue-point draw:id="4" svg:x="-4.497cm" svg:y="-5cm"/>
          <draw:glue-point draw:id="5" svg:x="-4.247cm" svg:y="-5cm"/>
          <draw:glue-point draw:id="6" svg:x="-3.997cm" svg:y="-5cm"/>
          <draw:glue-point draw:id="7" svg:x="-3.748cm" svg:y="-5cm"/>
          <draw:glue-point draw:id="8" svg:x="-3.498cm" svg:y="-5cm"/>
          <draw:glue-point draw:id="9" svg:x="-3.248cm" svg:y="-5cm"/>
          <draw:glue-point draw:id="10" svg:x="-2.998cm" svg:y="-5cm"/>
          <draw:glue-point draw:id="11" svg:x="-2.748cm" svg:y="-5cm"/>
          <draw:glue-point draw:id="12" svg:x="-2.498cm" svg:y="-5cm"/>
          <draw:glue-point draw:id="13" svg:x="-2.248cm" svg:y="-5cm"/>
          <draw:glue-point draw:id="14" svg:x="-1.998cm" svg:y="-5cm"/>
          <draw:glue-point draw:id="15" svg:x="-1.748cm" svg:y="-5cm"/>
          <draw:glue-point draw:id="16" svg:x="-1.498cm" svg:y="-5cm"/>
          <draw:glue-point draw:id="17" svg:x="-1.248cm" svg:y="-5cm"/>
          <draw:glue-point draw:id="18" svg:x="-0.998cm" svg:y="-5cm"/>
          <draw:glue-point draw:id="19" svg:x="-0.748cm" svg:y="-5cm"/>
          <draw:glue-point draw:id="20" svg:x="-0.498cm" svg:y="-5cm"/>
          <draw:glue-point draw:id="21" svg:x="-0.248cm" svg:y="-5cm"/>
          <draw:glue-point draw:id="22" svg:x="0.251cm" svg:y="-5cm"/>
          <draw:glue-point draw:id="23" svg:x="0.501cm" svg:y="-5cm"/>
          <draw:glue-point draw:id="24" svg:x="0.751cm" svg:y="-5cm"/>
          <draw:glue-point draw:id="25" svg:x="1.001cm" svg:y="-5cm"/>
          <draw:glue-point draw:id="26" svg:x="1.251cm" svg:y="-5cm"/>
          <draw:glue-point draw:id="27" svg:x="1.501cm" svg:y="-5cm"/>
          <draw:glue-point draw:id="28" svg:x="1.751cm" svg:y="-5cm"/>
          <draw:glue-point draw:id="29" svg:x="2.001cm" svg:y="-5cm"/>
          <draw:glue-point draw:id="30" svg:x="2.251cm" svg:y="-5cm"/>
          <draw:glue-point draw:id="31" svg:x="2.501cm" svg:y="-5cm"/>
          <draw:glue-point draw:id="32" svg:x="2.751cm" svg:y="-5cm"/>
          <draw:glue-point draw:id="33" svg:x="3.001cm" svg:y="-5cm"/>
          <draw:glue-point draw:id="34" svg:x="3.25cm" svg:y="-5cm"/>
          <draw:glue-point draw:id="35" svg:x="3.5cm" svg:y="-5cm"/>
          <draw:glue-point draw:id="36" svg:x="3.75cm" svg:y="-5cm"/>
          <draw:glue-point draw:id="37" svg:x="4cm" svg:y="-5cm"/>
          <draw:glue-point draw:id="38" svg:x="4.25cm" svg:y="-5cm"/>
          <draw:glue-point draw:id="39" svg:x="4.5cm" svg:y="-5cm"/>
          <draw:glue-point draw:id="40" svg:x="4.5cm" svg:y="5cm"/>
          <draw:glue-point draw:id="41" svg:x="4.25cm" svg:y="5cm"/>
          <draw:glue-point draw:id="42" svg:x="4cm" svg:y="5cm"/>
          <draw:glue-point draw:id="43" svg:x="3.75cm" svg:y="5cm"/>
          <draw:glue-point draw:id="44" svg:x="3.5cm" svg:y="5cm"/>
          <draw:glue-point draw:id="45" svg:x="3.25cm" svg:y="5cm"/>
          <draw:glue-point draw:id="46" svg:x="3.001cm" svg:y="5cm"/>
          <draw:glue-point draw:id="47" svg:x="2.751cm" svg:y="5cm"/>
          <draw:glue-point draw:id="48" svg:x="2.501cm" svg:y="5cm"/>
          <draw:glue-point draw:id="49" svg:x="2.251cm" svg:y="5cm"/>
          <draw:glue-point draw:id="50" svg:x="2.001cm" svg:y="5cm"/>
          <draw:glue-point draw:id="51" svg:x="1.751cm" svg:y="5cm"/>
          <draw:glue-point draw:id="52" svg:x="1.501cm" svg:y="5cm"/>
          <draw:glue-point draw:id="53" svg:x="1.251cm" svg:y="5cm"/>
          <draw:glue-point draw:id="54" svg:x="1.001cm" svg:y="5cm"/>
          <draw:glue-point draw:id="55" svg:x="0.751cm" svg:y="5cm"/>
          <draw:glue-point draw:id="56" svg:x="0.501cm" svg:y="5cm"/>
          <draw:glue-point draw:id="57" svg:x="0.251cm" svg:y="5cm"/>
          <draw:glue-point draw:id="58" svg:x="-0.248cm" svg:y="5cm"/>
          <draw:glue-point draw:id="59" svg:x="-0.498cm" svg:y="5cm"/>
          <draw:glue-point draw:id="60" svg:x="-0.748cm" svg:y="5cm"/>
          <draw:glue-point draw:id="61" svg:x="-0.998cm" svg:y="5cm"/>
          <draw:glue-point draw:id="62" svg:x="-1.248cm" svg:y="5cm"/>
          <draw:glue-point draw:id="63" svg:x="-1.498cm" svg:y="5cm"/>
          <draw:glue-point draw:id="64" svg:x="-1.748cm" svg:y="5cm"/>
          <draw:glue-point draw:id="65" svg:x="-1.998cm" svg:y="5cm"/>
          <draw:glue-point draw:id="66" svg:x="-2.248cm" svg:y="5cm"/>
          <draw:glue-point draw:id="67" svg:x="-2.498cm" svg:y="5cm"/>
          <draw:glue-point draw:id="68" svg:x="-2.748cm" svg:y="5cm"/>
          <draw:glue-point draw:id="69" svg:x="-2.998cm" svg:y="5cm"/>
          <draw:glue-point draw:id="70" svg:x="-3.248cm" svg:y="5cm"/>
          <draw:glue-point draw:id="71" svg:x="-3.498cm" svg:y="5cm"/>
          <draw:glue-point draw:id="72" svg:x="-3.748cm" svg:y="5cm"/>
          <draw:glue-point draw:id="73" svg:x="-3.997cm" svg:y="5cm"/>
          <draw:glue-point draw:id="74" svg:x="-4.247cm" svg:y="5cm"/>
          <draw:glue-point draw:id="75" svg:x="-4.497cm" svg:y="5cm"/>
          <draw:path draw:style-name="gr6" draw:text-style-name="P7" draw:layer="layout" svg:width="4.063cm" svg:height="0.888cm" svg:x="11.679cm" svg:y="7.466cm" svg:viewBox="0 0 4064 889" svg:d="M4064 444c0-242-77-444-171-444-1241 0-2481 0-3721 0-93 0-172 202-172 444 0 243 79 445 172 445 1240 0 2480 0 3721 0 94 0 171-203 171-445z">
            <text:p text:style-name="P6"><text:span text:style-name="T2">Deploy (DHCP/PXE)</text:span></text:p>
          </draw:path>
          <draw:path draw:style-name="gr7" draw:text-style-name="P8" draw:layer="layout" svg:width="4.063cm" svg:height="0.888cm" svg:x="11.679cm" svg:y="7.466cm" svg:viewBox="0 0 4064 889" svg:d="M4064 444c0-242-77-444-171-444-93 0-170 202-170 444 0 243 77 445 170 445 94 0 171-203 171-445zM4064 0zM0 889z">
            <text:p/>
          </draw:path>
        </draw:g>
        <draw:g xml:id="id16" draw:id="id16">
          <draw:glue-point draw:id="4" svg:x="-4.497cm" svg:y="-5cm"/>
          <draw:glue-point draw:id="5" svg:x="-4.247cm" svg:y="-5cm"/>
          <draw:glue-point draw:id="6" svg:x="-3.997cm" svg:y="-5cm"/>
          <draw:glue-point draw:id="7" svg:x="-3.748cm" svg:y="-5cm"/>
          <draw:glue-point draw:id="8" svg:x="-3.498cm" svg:y="-5cm"/>
          <draw:glue-point draw:id="9" svg:x="-3.248cm" svg:y="-5cm"/>
          <draw:glue-point draw:id="10" svg:x="-2.998cm" svg:y="-5cm"/>
          <draw:glue-point draw:id="11" svg:x="-2.748cm" svg:y="-5cm"/>
          <draw:glue-point draw:id="12" svg:x="-2.498cm" svg:y="-5cm"/>
          <draw:glue-point draw:id="13" svg:x="-2.248cm" svg:y="-5cm"/>
          <draw:glue-point draw:id="14" svg:x="-1.998cm" svg:y="-5cm"/>
          <draw:glue-point draw:id="15" svg:x="-1.748cm" svg:y="-5cm"/>
          <draw:glue-point draw:id="16" svg:x="-1.498cm" svg:y="-5cm"/>
          <draw:glue-point draw:id="17" svg:x="-1.248cm" svg:y="-5cm"/>
          <draw:glue-point draw:id="18" svg:x="-0.998cm" svg:y="-5cm"/>
          <draw:glue-point draw:id="19" svg:x="-0.748cm" svg:y="-5cm"/>
          <draw:glue-point draw:id="20" svg:x="-0.498cm" svg:y="-5cm"/>
          <draw:glue-point draw:id="21" svg:x="-0.248cm" svg:y="-5cm"/>
          <draw:glue-point draw:id="22" svg:x="0.251cm" svg:y="-5cm"/>
          <draw:glue-point draw:id="23" svg:x="0.501cm" svg:y="-5cm"/>
          <draw:glue-point draw:id="24" svg:x="0.751cm" svg:y="-5cm"/>
          <draw:glue-point draw:id="25" svg:x="1.001cm" svg:y="-5cm"/>
          <draw:glue-point draw:id="26" svg:x="1.251cm" svg:y="-5cm"/>
          <draw:glue-point draw:id="27" svg:x="1.501cm" svg:y="-5cm"/>
          <draw:glue-point draw:id="28" svg:x="1.751cm" svg:y="-5cm"/>
          <draw:glue-point draw:id="29" svg:x="2.001cm" svg:y="-5cm"/>
          <draw:glue-point draw:id="30" svg:x="2.251cm" svg:y="-5cm"/>
          <draw:glue-point draw:id="31" svg:x="2.501cm" svg:y="-5cm"/>
          <draw:glue-point draw:id="32" svg:x="2.751cm" svg:y="-5cm"/>
          <draw:glue-point draw:id="33" svg:x="3.001cm" svg:y="-5cm"/>
          <draw:glue-point draw:id="34" svg:x="3.25cm" svg:y="-5cm"/>
          <draw:glue-point draw:id="35" svg:x="3.5cm" svg:y="-5cm"/>
          <draw:glue-point draw:id="36" svg:x="3.75cm" svg:y="-5cm"/>
          <draw:glue-point draw:id="37" svg:x="4cm" svg:y="-5cm"/>
          <draw:glue-point draw:id="38" svg:x="4.25cm" svg:y="-5cm"/>
          <draw:glue-point draw:id="39" svg:x="4.5cm" svg:y="-5cm"/>
          <draw:glue-point draw:id="40" svg:x="4.5cm" svg:y="5cm"/>
          <draw:glue-point draw:id="41" svg:x="4.25cm" svg:y="5cm"/>
          <draw:glue-point draw:id="42" svg:x="4cm" svg:y="5cm"/>
          <draw:glue-point draw:id="43" svg:x="3.75cm" svg:y="5cm"/>
          <draw:glue-point draw:id="44" svg:x="3.5cm" svg:y="5cm"/>
          <draw:glue-point draw:id="45" svg:x="3.25cm" svg:y="5cm"/>
          <draw:glue-point draw:id="46" svg:x="3.001cm" svg:y="5cm"/>
          <draw:glue-point draw:id="47" svg:x="2.751cm" svg:y="5cm"/>
          <draw:glue-point draw:id="48" svg:x="2.501cm" svg:y="5cm"/>
          <draw:glue-point draw:id="49" svg:x="2.251cm" svg:y="5cm"/>
          <draw:glue-point draw:id="50" svg:x="2.001cm" svg:y="5cm"/>
          <draw:glue-point draw:id="51" svg:x="1.751cm" svg:y="5cm"/>
          <draw:glue-point draw:id="52" svg:x="1.501cm" svg:y="5cm"/>
          <draw:glue-point draw:id="53" svg:x="1.251cm" svg:y="5cm"/>
          <draw:glue-point draw:id="54" svg:x="1.001cm" svg:y="5cm"/>
          <draw:glue-point draw:id="55" svg:x="0.751cm" svg:y="5cm"/>
          <draw:glue-point draw:id="56" svg:x="0.501cm" svg:y="5cm"/>
          <draw:glue-point draw:id="57" svg:x="0.251cm" svg:y="5cm"/>
          <draw:glue-point draw:id="58" svg:x="-0.248cm" svg:y="5cm"/>
          <draw:glue-point draw:id="59" svg:x="-0.498cm" svg:y="5cm"/>
          <draw:glue-point draw:id="60" svg:x="-0.748cm" svg:y="5cm"/>
          <draw:glue-point draw:id="61" svg:x="-0.998cm" svg:y="5cm"/>
          <draw:glue-point draw:id="62" svg:x="-1.248cm" svg:y="5cm"/>
          <draw:glue-point draw:id="63" svg:x="-1.498cm" svg:y="5cm"/>
          <draw:glue-point draw:id="64" svg:x="-1.748cm" svg:y="5cm"/>
          <draw:glue-point draw:id="65" svg:x="-1.998cm" svg:y="5cm"/>
          <draw:glue-point draw:id="66" svg:x="-2.248cm" svg:y="5cm"/>
          <draw:glue-point draw:id="67" svg:x="-2.498cm" svg:y="5cm"/>
          <draw:glue-point draw:id="68" svg:x="-2.748cm" svg:y="5cm"/>
          <draw:glue-point draw:id="69" svg:x="-2.998cm" svg:y="5cm"/>
          <draw:glue-point draw:id="70" svg:x="-3.248cm" svg:y="5cm"/>
          <draw:glue-point draw:id="71" svg:x="-3.498cm" svg:y="5cm"/>
          <draw:glue-point draw:id="72" svg:x="-3.748cm" svg:y="5cm"/>
          <draw:glue-point draw:id="73" svg:x="-3.997cm" svg:y="5cm"/>
          <draw:glue-point draw:id="74" svg:x="-4.247cm" svg:y="5cm"/>
          <draw:glue-point draw:id="75" svg:x="-4.497cm" svg:y="5cm"/>
          <draw:path draw:style-name="gr8" draw:text-style-name="P7" draw:layer="layout" svg:width="8.127cm" svg:height="0.888cm" svg:x="8.636cm" svg:y="7.467cm" svg:viewBox="0 0 8128 889" svg:d="M8128 444c0-242-154-444-342-444-2482 0-4962 0-7442 0-186 0-344 202-344 444 0 243 158 445 344 445 2480 0 4960 0 7442 0 188 0 342-203 342-445z">
            <text:p text:style-name="P6"><text:span text:style-name="T2">Deploy (DHCP/PXE) [10.0.0.0/24, gw: 10.0.0.11]</text:span></text:p>
          </draw:path>
          <draw:path draw:style-name="gr9" draw:text-style-name="P8" draw:layer="layout" svg:width="8.127cm" svg:height="0.888cm" svg:x="8.636cm" svg:y="7.467cm" svg:viewBox="0 0 8128 889" svg:d="M8128 444c0-242-154-444-342-444-186 0-340 202-340 444 0 243 154 445 340 445 188 0 342-203 342-445zM8128 0zM0 889z">
            <text:p/>
          </draw:path>
        </draw:g>
        <draw:g xml:id="id15" draw:id="id15">
          <draw:glue-point draw:id="4" svg:x="-4.497cm" svg:y="-5cm"/>
          <draw:glue-point draw:id="5" svg:x="-4.247cm" svg:y="-5cm"/>
          <draw:glue-point draw:id="6" svg:x="-3.997cm" svg:y="-5cm"/>
          <draw:glue-point draw:id="7" svg:x="-3.748cm" svg:y="-5cm"/>
          <draw:glue-point draw:id="8" svg:x="-3.498cm" svg:y="-5cm"/>
          <draw:glue-point draw:id="9" svg:x="-3.248cm" svg:y="-5cm"/>
          <draw:glue-point draw:id="10" svg:x="-2.998cm" svg:y="-5cm"/>
          <draw:glue-point draw:id="11" svg:x="-2.748cm" svg:y="-5cm"/>
          <draw:glue-point draw:id="12" svg:x="-2.498cm" svg:y="-5cm"/>
          <draw:glue-point draw:id="13" svg:x="-2.248cm" svg:y="-5cm"/>
          <draw:glue-point draw:id="14" svg:x="-1.998cm" svg:y="-5cm"/>
          <draw:glue-point draw:id="15" svg:x="-1.748cm" svg:y="-5cm"/>
          <draw:glue-point draw:id="16" svg:x="-1.498cm" svg:y="-5cm"/>
          <draw:glue-point draw:id="17" svg:x="-1.248cm" svg:y="-5cm"/>
          <draw:glue-point draw:id="18" svg:x="-0.998cm" svg:y="-5cm"/>
          <draw:glue-point draw:id="19" svg:x="-0.748cm" svg:y="-5cm"/>
          <draw:glue-point draw:id="20" svg:x="-0.498cm" svg:y="-5cm"/>
          <draw:glue-point draw:id="21" svg:x="-0.248cm" svg:y="-5cm"/>
          <draw:glue-point draw:id="22" svg:x="0.251cm" svg:y="-5cm"/>
          <draw:glue-point draw:id="23" svg:x="0.501cm" svg:y="-5cm"/>
          <draw:glue-point draw:id="24" svg:x="0.751cm" svg:y="-5cm"/>
          <draw:glue-point draw:id="25" svg:x="1.001cm" svg:y="-5cm"/>
          <draw:glue-point draw:id="26" svg:x="1.251cm" svg:y="-5cm"/>
          <draw:glue-point draw:id="27" svg:x="1.501cm" svg:y="-5cm"/>
          <draw:glue-point draw:id="28" svg:x="1.751cm" svg:y="-5cm"/>
          <draw:glue-point draw:id="29" svg:x="2.001cm" svg:y="-5cm"/>
          <draw:glue-point draw:id="30" svg:x="2.251cm" svg:y="-5cm"/>
          <draw:glue-point draw:id="31" svg:x="2.501cm" svg:y="-5cm"/>
          <draw:glue-point draw:id="32" svg:x="2.751cm" svg:y="-5cm"/>
          <draw:glue-point draw:id="33" svg:x="3.001cm" svg:y="-5cm"/>
          <draw:glue-point draw:id="34" svg:x="3.25cm" svg:y="-5cm"/>
          <draw:glue-point draw:id="35" svg:x="3.5cm" svg:y="-5cm"/>
          <draw:glue-point draw:id="36" svg:x="3.75cm" svg:y="-5cm"/>
          <draw:glue-point draw:id="37" svg:x="4cm" svg:y="-5cm"/>
          <draw:glue-point draw:id="38" svg:x="4.25cm" svg:y="-5cm"/>
          <draw:glue-point draw:id="39" svg:x="4.5cm" svg:y="-5cm"/>
          <draw:glue-point draw:id="40" svg:x="4.5cm" svg:y="5cm"/>
          <draw:glue-point draw:id="41" svg:x="4.25cm" svg:y="5cm"/>
          <draw:glue-point draw:id="42" svg:x="4cm" svg:y="5cm"/>
          <draw:glue-point draw:id="43" svg:x="3.75cm" svg:y="5cm"/>
          <draw:glue-point draw:id="44" svg:x="3.5cm" svg:y="5cm"/>
          <draw:glue-point draw:id="45" svg:x="3.25cm" svg:y="5cm"/>
          <draw:glue-point draw:id="46" svg:x="3.001cm" svg:y="5cm"/>
          <draw:glue-point draw:id="47" svg:x="2.751cm" svg:y="5cm"/>
          <draw:glue-point draw:id="48" svg:x="2.501cm" svg:y="5cm"/>
          <draw:glue-point draw:id="49" svg:x="2.251cm" svg:y="5cm"/>
          <draw:glue-point draw:id="50" svg:x="2.001cm" svg:y="5cm"/>
          <draw:glue-point draw:id="51" svg:x="1.751cm" svg:y="5cm"/>
          <draw:glue-point draw:id="52" svg:x="1.501cm" svg:y="5cm"/>
          <draw:glue-point draw:id="53" svg:x="1.251cm" svg:y="5cm"/>
          <draw:glue-point draw:id="54" svg:x="1.001cm" svg:y="5cm"/>
          <draw:glue-point draw:id="55" svg:x="0.751cm" svg:y="5cm"/>
          <draw:glue-point draw:id="56" svg:x="0.501cm" svg:y="5cm"/>
          <draw:glue-point draw:id="57" svg:x="0.251cm" svg:y="5cm"/>
          <draw:glue-point draw:id="58" svg:x="-0.248cm" svg:y="5cm"/>
          <draw:glue-point draw:id="59" svg:x="-0.498cm" svg:y="5cm"/>
          <draw:glue-point draw:id="60" svg:x="-0.748cm" svg:y="5cm"/>
          <draw:glue-point draw:id="61" svg:x="-0.998cm" svg:y="5cm"/>
          <draw:glue-point draw:id="62" svg:x="-1.248cm" svg:y="5cm"/>
          <draw:glue-point draw:id="63" svg:x="-1.498cm" svg:y="5cm"/>
          <draw:glue-point draw:id="64" svg:x="-1.748cm" svg:y="5cm"/>
          <draw:glue-point draw:id="65" svg:x="-1.998cm" svg:y="5cm"/>
          <draw:glue-point draw:id="66" svg:x="-2.248cm" svg:y="5cm"/>
          <draw:glue-point draw:id="67" svg:x="-2.498cm" svg:y="5cm"/>
          <draw:glue-point draw:id="68" svg:x="-2.748cm" svg:y="5cm"/>
          <draw:glue-point draw:id="69" svg:x="-2.998cm" svg:y="5cm"/>
          <draw:glue-point draw:id="70" svg:x="-3.248cm" svg:y="5cm"/>
          <draw:glue-point draw:id="71" svg:x="-3.498cm" svg:y="5cm"/>
          <draw:glue-point draw:id="72" svg:x="-3.748cm" svg:y="5cm"/>
          <draw:glue-point draw:id="73" svg:x="-3.997cm" svg:y="5cm"/>
          <draw:glue-point draw:id="74" svg:x="-4.247cm" svg:y="5cm"/>
          <draw:glue-point draw:id="75" svg:x="-4.497cm" svg:y="5cm"/>
          <draw:path draw:style-name="gr10" draw:text-style-name="P7" draw:layer="layout" svg:width="8.127cm" svg:height="0.888cm" svg:x="8.636cm" svg:y="8.598cm" svg:viewBox="0 0 8128 889" svg:d="M8128 444c0-242-154-444-342-444-2482 0-4962 0-7442 0-186 0-344 202-344 444 0 243 158 445 344 445 2480 0 4960 0 7442 0 188 0 342-203 342-445z">
            <text:p text:style-name="P6"><text:span text:style-name="T2">Control [10.0.1.0/24]</text:span></text:p>
          </draw:path>
          <draw:path draw:style-name="gr11" draw:text-style-name="P8" draw:layer="layout" svg:width="8.127cm" svg:height="0.888cm" svg:x="8.636cm" svg:y="8.598cm" svg:viewBox="0 0 8128 889" svg:d="M8128 444c0-242-154-444-342-444-186 0-340 202-340 444 0 243 154 445 340 445 188 0 342-203 342-445zM8128 0zM0 889z">
            <text:p/>
          </draw:path>
        </draw:g>
        <draw:custom-shape draw:style-name="gr12" draw:text-style-name="P5" xml:id="id3" draw:id="id3" draw:layer="layout" svg:width="1.632cm" svg:height="1.143cm" svg:x="3.102cm" svg:y="3.14cm">
          <text:p text:style-name="P1">vm-pxe1-01</text:p>
          <text:p text:style-name="P1">kvm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4" draw:id="id4" draw:layer="layout" svg:width="1.632cm" svg:height="1.143cm" svg:x="4.802cm" svg:y="3.14cm">
          <text:p text:style-name="P1">vm-pxe2-01</text:p>
          <text:p text:style-name="P1">kvm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5" draw:id="id5" draw:layer="layout" svg:width="1.632cm" svg:height="1.143cm" svg:x="6.502cm" svg:y="3.14cm">
          <text:p text:style-name="P1">vm-pxe3-01</text:p>
          <text:p text:style-name="P1">kvm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6" draw:id="id6" draw:layer="layout" svg:width="1.632cm" svg:height="1.143cm" svg:x="8.202cm" svg:y="3.14cm">
          <text:p text:style-name="P1">vm-pxe4-01</text:p>
          <text:p text:style-name="P1">kvm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7" draw:id="id7" draw:layer="layout" svg:width="1.632cm" svg:height="1.143cm" svg:x="9.933cm" svg:y="3.164cm">
          <text:p text:style-name="P1">vm-pxe5-01</text:p>
          <text:p text:style-name="P1">kvm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14" draw:id="id14" draw:layer="layout" svg:width="1.398cm" svg:height="1.016cm" svg:x="3.428cm" svg:y="5.48cm">
          <text:p text:style-name="P1">10.0.1.11</text:p>
          <text:p text:style-name="P1">br-ctl</text:p>
          <text:p text:style-name="P1">vxlan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1" draw:layer="layout" svg:x1="2.222cm" svg:y1="4.283cm" svg:x2="2.53cm" svg:y2="5.458cm" draw:start-shape="id1" draw:start-glue-point="2" draw:end-shape="id2" draw:end-glue-point="0" svg:d="M2222 4283v587h308v588" svg:viewBox="0 0 309 1176">
          <text:p/>
        </draw:connector>
        <draw:connector draw:style-name="standard" draw:text-style-name="P1" draw:layer="layout" svg:x1="2.53cm" svg:y1="5.458cm" svg:x2="3.918cm" svg:y2="4.283cm" draw:start-shape="id2" draw:start-glue-point="0" draw:end-shape="id3" draw:end-glue-point="2" svg:d="M2530 5458v-588h1388v-587" svg:viewBox="0 0 1389 1176">
          <text:p/>
        </draw:connector>
        <draw:connector draw:style-name="standard" draw:text-style-name="P1" draw:layer="layout" svg:x1="2.53cm" svg:y1="5.458cm" svg:x2="5.618cm" svg:y2="4.283cm" draw:start-shape="id2" draw:start-glue-point="0" draw:end-shape="id4" draw:end-glue-point="2" svg:d="M2530 5458v-588h3088v-587" svg:viewBox="0 0 3089 1176">
          <text:p/>
        </draw:connector>
        <draw:connector draw:style-name="standard" draw:text-style-name="P1" draw:layer="layout" svg:x1="2.53cm" svg:y1="5.458cm" svg:x2="7.318cm" svg:y2="4.283cm" draw:start-shape="id2" draw:start-glue-point="0" draw:end-shape="id5" draw:end-glue-point="2" svg:d="M2530 5458v-588h4788v-587" svg:viewBox="0 0 4789 1176">
          <text:p/>
        </draw:connector>
        <draw:connector draw:style-name="standard" draw:text-style-name="P1" draw:layer="layout" svg:x1="2.53cm" svg:y1="5.458cm" svg:x2="9.018cm" svg:y2="4.283cm" draw:start-shape="id2" draw:start-glue-point="0" draw:end-shape="id6" draw:end-glue-point="2" svg:d="M2530 5458v-588h6488v-587" svg:viewBox="0 0 6489 1176">
          <text:p/>
        </draw:connector>
        <draw:connector draw:style-name="standard" draw:text-style-name="P1" draw:layer="layout" svg:x1="2.53cm" svg:y1="5.458cm" svg:x2="10.749cm" svg:y2="4.307cm" draw:start-shape="id2" draw:start-glue-point="0" draw:end-shape="id7" draw:end-glue-point="2" svg:d="M2530 5458v-576h8219v-575" svg:viewBox="0 0 8220 1152">
          <text:p/>
        </draw:connector>
        <draw:custom-shape draw:style-name="gr14" draw:text-style-name="P3" draw:layer="layout" svg:width="10.025cm" svg:height="3.022cm" svg:x="16.513cm" svg:y="2.205cm">
          <text:p text:style-name="P1">training-01-kvm02.1.example.com (public ip)</text:p>
          <text:p text:style-name="P1">training-01-kvm02 (192.168.250.1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3cm" svg:height="1.632cm" svg:x="16.746cm" svg:y="4.992cm">
          <text:p text:style-name="P1">ens3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1.544cm" svg:height="1.038cm" svg:x="16.858cm" svg:y="5.459cm">
          <text:p text:style-name="P1">10.0.0.12</text:p>
          <text:p text:style-name="P1">br-mgm</text:p>
          <text:p text:style-name="P1">vxlan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9" draw:id="id9" draw:layer="layout" svg:width="1.632cm" svg:height="1.143cm" svg:x="17.902cm" svg:y="3.141cm">
          <text:p text:style-name="P1">vm-pxe1-01</text:p>
          <text:p text:style-name="P1">kvm0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0" draw:id="id10" draw:layer="layout" svg:width="1.632cm" svg:height="1.143cm" svg:x="19.602cm" svg:y="3.141cm">
          <text:p text:style-name="P1">vm-pxe2-01</text:p>
          <text:p text:style-name="P1">kvm0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1" draw:id="id11" draw:layer="layout" svg:width="1.632cm" svg:height="1.143cm" svg:x="21.302cm" svg:y="3.141cm">
          <text:p text:style-name="P1">vm-pxe3-01</text:p>
          <text:p text:style-name="P1">kvm0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2" draw:id="id12" draw:layer="layout" svg:width="1.632cm" svg:height="1.143cm" svg:x="23.002cm" svg:y="3.141cm">
          <text:p text:style-name="P1">vm-pxe4-01</text:p>
          <text:p text:style-name="P1">kvm0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3" draw:id="id13" draw:layer="layout" svg:width="1.632cm" svg:height="1.143cm" svg:x="24.733cm" svg:y="3.165cm">
          <text:p text:style-name="P1">vm-pxe5-01</text:p>
          <text:p text:style-name="P1">kvm0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17" draw:id="id17" draw:layer="layout" svg:width="1.398cm" svg:height="1.016cm" svg:x="18.528cm" svg:y="5.481cm">
          <text:p text:style-name="P1">10.0.1.12</text:p>
          <text:p text:style-name="P1">br-ctl</text:p>
          <text:p text:style-name="P1">vxlan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1" draw:layer="layout" svg:x1="17.63cm" svg:y1="5.459cm" svg:x2="18.718cm" svg:y2="4.284cm" draw:start-shape="id8" draw:start-glue-point="0" draw:end-shape="id9" draw:end-glue-point="2" svg:d="M17630 5459v-588h1088v-587" svg:viewBox="0 0 1089 1176">
          <text:p/>
        </draw:connector>
        <draw:connector draw:style-name="standard" draw:text-style-name="P1" draw:layer="layout" svg:x1="17.63cm" svg:y1="5.459cm" svg:x2="20.418cm" svg:y2="4.284cm" draw:start-shape="id8" draw:start-glue-point="0" draw:end-shape="id10" draw:end-glue-point="2" svg:d="M17630 5459v-588h2788v-587" svg:viewBox="0 0 2789 1176">
          <text:p/>
        </draw:connector>
        <draw:connector draw:style-name="standard" draw:text-style-name="P1" draw:layer="layout" svg:x1="17.63cm" svg:y1="5.459cm" svg:x2="22.118cm" svg:y2="4.284cm" draw:start-shape="id8" draw:start-glue-point="0" draw:end-shape="id11" draw:end-glue-point="2" svg:d="M17630 5459v-588h4488v-587" svg:viewBox="0 0 4489 1176">
          <text:p/>
        </draw:connector>
        <draw:connector draw:style-name="standard" draw:text-style-name="P1" draw:layer="layout" svg:x1="17.63cm" svg:y1="5.459cm" svg:x2="23.818cm" svg:y2="4.284cm" draw:start-shape="id8" draw:start-glue-point="0" draw:end-shape="id12" draw:end-glue-point="2" svg:d="M17630 5459v-588h6188v-587" svg:viewBox="0 0 6189 1176">
          <text:p/>
        </draw:connector>
        <draw:connector draw:style-name="standard" draw:text-style-name="P1" draw:layer="layout" svg:x1="17.63cm" svg:y1="5.459cm" svg:x2="25.549cm" svg:y2="4.308cm" draw:start-shape="id8" draw:start-glue-point="0" draw:end-shape="id13" draw:end-glue-point="2" svg:d="M17630 5459v-576h7919v-575" svg:viewBox="0 0 7920 1152">
          <text:p/>
        </draw:connector>
        <draw:connector draw:style-name="gr15" draw:text-style-name="P1" draw:layer="layout" svg:x1="4.127cm" svg:y1="6.496cm" svg:x2="8.636cm" svg:y2="9.042cm" draw:start-shape="id14" draw:start-glue-point="2" draw:end-shape="id15" draw:end-glue-point="3" svg:d="M4127 6496v2546h4509" svg:viewBox="0 0 4510 2547">
          <text:p/>
        </draw:connector>
        <draw:connector draw:style-name="gr16" draw:text-style-name="P1" draw:layer="layout" svg:x1="2.53cm" svg:y1="6.496cm" svg:x2="8.636cm" svg:y2="7.911cm" draw:start-shape="id2" draw:start-glue-point="2" draw:end-shape="id16" draw:end-glue-point="3" svg:d="M2530 6496v1415h6106" svg:viewBox="0 0 6107 1416">
          <text:p/>
        </draw:connector>
        <draw:connector draw:style-name="gr16" draw:text-style-name="P1" draw:layer="layout" svg:x1="17.63cm" svg:y1="6.497cm" svg:x2="16.764cm" svg:y2="7.911cm" draw:start-shape="id8" draw:start-glue-point="2" draw:end-shape="id16" draw:end-glue-point="1" svg:d="M17630 6497v1414h-866" svg:viewBox="0 0 867 1415">
          <text:p/>
        </draw:connector>
        <draw:connector draw:style-name="gr15" draw:text-style-name="P1" draw:layer="layout" svg:x1="16.764cm" svg:y1="9.042cm" svg:x2="19.227cm" svg:y2="6.497cm" draw:start-shape="id15" draw:start-glue-point="1" draw:end-shape="id17" draw:end-glue-point="2" svg:d="M16764 9042h2463v-2545" svg:viewBox="0 0 2464 2546">
          <text:p/>
        </draw:connector>
        <draw:custom-shape draw:style-name="gr17" draw:text-style-name="P3" draw:layer="layout" svg:width="10.025cm" svg:height="2.994cm" svg:x="9.413cm" svg:y="9.833cm">
          <text:p text:style-name="P1">training-01-kvm03.1.example.com (public ip)</text:p>
          <text:p text:style-name="P1">training-01-kvm03 (192.168.250.1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3cm" svg:height="1.632cm" svg:x="9.646cm" svg:y="12.592cm">
          <text:p text:style-name="P1">ens3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1.544cm" svg:height="1.038cm" svg:x="9.758cm" svg:y="13.059cm">
          <text:p text:style-name="P1">10.0.0.13</text:p>
          <text:p text:style-name="P1">br-mgm</text:p>
          <text:p text:style-name="P1">vxlan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9" draw:id="id19" draw:layer="layout" svg:width="1.632cm" svg:height="1.143cm" svg:x="10.802cm" svg:y="10.741cm">
          <text:p text:style-name="P1">vm-pxe1-01</text:p>
          <text:p text:style-name="P1">kvm0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0" draw:id="id20" draw:layer="layout" svg:width="1.632cm" svg:height="1.143cm" svg:x="12.502cm" svg:y="10.741cm">
          <text:p text:style-name="P1">vm-pxe2-01</text:p>
          <text:p text:style-name="P1">kvm0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1" draw:id="id21" draw:layer="layout" svg:width="1.632cm" svg:height="1.143cm" svg:x="14.202cm" svg:y="10.741cm">
          <text:p text:style-name="P1">vm-pxe3-01</text:p>
          <text:p text:style-name="P1">kvm0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2" draw:id="id22" draw:layer="layout" svg:width="1.632cm" svg:height="1.143cm" svg:x="15.902cm" svg:y="10.741cm">
          <text:p text:style-name="P1">vm-pxe4-01</text:p>
          <text:p text:style-name="P1">kvm0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23" draw:id="id23" draw:layer="layout" svg:width="1.632cm" svg:height="1.143cm" svg:x="17.633cm" svg:y="10.765cm">
          <text:p text:style-name="P1">vm-pxe5-01</text:p>
          <text:p text:style-name="P1">kvm0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24" draw:id="id24" draw:layer="layout" svg:width="1.398cm" svg:height="1.016cm" svg:x="11.428cm" svg:y="13.081cm">
          <text:p text:style-name="P1">10.0.1.13</text:p>
          <text:p text:style-name="P1">br-ctl</text:p>
          <text:p text:style-name="P1">vxlan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1" draw:layer="layout" svg:x1="10.53cm" svg:y1="13.059cm" svg:x2="11.618cm" svg:y2="11.884cm" draw:start-shape="id18" draw:start-glue-point="0" draw:end-shape="id19" draw:end-glue-point="2" svg:d="M10530 13059v-588h1088v-587" svg:viewBox="0 0 1089 1176">
          <text:p/>
        </draw:connector>
        <draw:connector draw:style-name="standard" draw:text-style-name="P1" draw:layer="layout" svg:x1="10.53cm" svg:y1="13.059cm" svg:x2="13.318cm" svg:y2="11.884cm" draw:start-shape="id18" draw:start-glue-point="0" draw:end-shape="id20" draw:end-glue-point="2" svg:d="M10530 13059v-588h2788v-587" svg:viewBox="0 0 2789 1176">
          <text:p/>
        </draw:connector>
        <draw:connector draw:style-name="standard" draw:text-style-name="P1" draw:layer="layout" svg:x1="10.53cm" svg:y1="13.059cm" svg:x2="15.018cm" svg:y2="11.884cm" draw:start-shape="id18" draw:start-glue-point="0" draw:end-shape="id21" draw:end-glue-point="2" svg:d="M10530 13059v-588h4488v-587" svg:viewBox="0 0 4489 1176">
          <text:p/>
        </draw:connector>
        <draw:connector draw:style-name="standard" draw:text-style-name="P1" draw:layer="layout" svg:x1="10.53cm" svg:y1="13.059cm" svg:x2="16.718cm" svg:y2="11.884cm" draw:start-shape="id18" draw:start-glue-point="0" draw:end-shape="id22" draw:end-glue-point="2" svg:d="M10530 13059v-588h6188v-587" svg:viewBox="0 0 6189 1176">
          <text:p/>
        </draw:connector>
        <draw:connector draw:style-name="standard" draw:text-style-name="P1" draw:layer="layout" svg:x1="10.53cm" svg:y1="13.059cm" svg:x2="18.449cm" svg:y2="11.908cm" draw:start-shape="id18" draw:start-glue-point="0" draw:end-shape="id23" draw:end-glue-point="2" svg:d="M10530 13059v-576h7919v-575" svg:viewBox="0 0 7920 1152">
          <text:p/>
        </draw:connector>
        <draw:connector draw:style-name="gr16" draw:text-style-name="P1" draw:layer="layout" draw:line-skew="0cm -1.129cm" svg:x1="10.53cm" svg:y1="14.097cm" svg:x2="8.636cm" svg:y2="7.911cm" draw:start-shape="id18" draw:start-glue-point="2" draw:end-shape="id16" draw:end-glue-point="3" svg:d="M10530 14097v501h-3543v-6687h1649" svg:viewBox="0 0 3544 6688">
          <text:p/>
        </draw:connector>
        <draw:connector draw:style-name="gr15" draw:text-style-name="P1" draw:layer="layout" draw:line-skew="0cm 4.692cm" svg:x1="12.127cm" svg:y1="14.097cm" svg:x2="16.764cm" svg:y2="9.042cm" draw:start-shape="id24" draw:start-glue-point="2" draw:end-shape="id15" draw:end-glue-point="1" svg:d="M12127 14097v501h9849v-5556h-5212" svg:viewBox="0 0 9850 5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VRT_20_Light_20_Axial_20_V" draw:display-name="VRT Light Axial V" draw:style="axial" draw:start-color="#7fb9dd" draw:end-color="#0073bc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top" draw:auto-grow-width="true" fo:padding-top="0.125cm" fo:padding-bottom="0.125cm" fo:padding-left="0.25cm" fo:padding-right="0.25cm" draw:shadow="hidden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10:44:38.611296909</meta:creation-date>
    <dc:date>2018-07-04T11:27:38.314049692</dc:date>
    <meta:editing-duration>PT5H58S</meta:editing-duration>
    <meta:editing-cycles>45</meta:editing-cycles>
    <meta:generator>LibreOffice/5.4.7.2$Linux_X86_64 LibreOffice_project/40$Build-2</meta:generator>
    <meta:document-statistic meta:object-count="60"/>
  </office:meta>
</office:document-meta>
</file>